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74.2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 fo:border="0.99pt solid #000001"/>
      <style:paragraph-properties fo:text-align="center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text-underline-mode="continuous" style:text-overline-mode="continuous" style:text-line-through-mode="continuous" style:font-name-asian="Arial2" style:font-size-asian="11pt" style:font-style-asian="normal" style:font-weight-asian="bold" style:font-name-complex="Arial1" style:font-size-complex="11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99pt solid #000001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2ecc71"/>
    </style:style>
    <style:style style:name="ce5" style:family="table-cell" style:parent-style-name="Default">
      <style:table-cell-properties fo:background-color="#f39c1f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3" table:default-cell-style-name="ce4"/>
        <table:table-row table:style-name="ro2">
          <table:table-cell table:style-name="ce1" office:value-type="string" calcext:value-type="string">
            <text:p>Nom du risque</text:p>
          </table:table-cell>
          <table:table-cell table:style-name="ce3" office:value-type="date" office:date-value="2018-03-04" calcext:value-type="date">
            <text:p>04/03/18</text:p>
          </table:table-cell>
          <table:table-cell table:style-name="ce3" office:value-type="date" office:date-value="2018-03-15" calcext:value-type="date">
            <text:p>15/03/18</text:p>
          </table:table-cell>
          <table:table-cell table:style-name="ce3" office:value-type="date" office:date-value="2018-03-18" calcext:value-type="date">
            <text:p>18/03/18</text:p>
          </table:table-cell>
        </table:table-row>
        <table:table-row table:style-name="ro2">
          <table:table-cell office:value-type="string" calcext:value-type="string">
            <text:p>Absence d’un membre du projet pendant l’intégralité ou une partie d’une séan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corde au sein du groupe lié à des choix pour le proj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ge de travail plus importante que la charge planifiée</text:p>
          </table:table-cell>
          <table:table-cell table:style-name="ce5" table:number-columns-repeated="2"/>
          <table:table-cell/>
        </table:table-row>
        <table:table-row table:style-name="ro2">
          <table:table-cell office:value-type="string" calcext:value-type="string">
            <text:p>Perte de notre avancement au cours du projet (lié à un bug, mauvaise manipulation,..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utils de travail défectueux ( ordinateurs, logiciels,...)</text:p>
          </table:table-cell>
          <table:table-cell/>
          <table:table-cell table:style-name="ce5"/>
          <table:table-cell/>
        </table:table-row>
        <table:table-row table:style-name="ro2">
          <table:table-cell office:value-type="string" calcext:value-type="string">
            <text:p>Le client désapprouve notre initiat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client change d’avis et veut modifier des étapes déjà terminé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 client souhaite mettre un terme au contrat pour une raison quelconque (faillite, …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5:13:17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18S</meta:editing-duration>
    <meta:editing-cycles>5</meta:editing-cycles>
    <meta:generator>LibreOffice/5.3.6.1$Windows_x86 LibreOffice_project/686f202eff87ef707079aeb7f485847613344eb7</meta:generator>
    <dc:date>2018-03-18T15:14:07.718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